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2db" officeooo:paragraph-rsid="001022db"/>
    </style:style>
    <style:style style:name="P2" style:family="paragraph" style:parent-style-name="Standard">
      <style:text-properties officeooo:rsid="0010fab7" officeooo:paragraph-rsid="0010fab7"/>
    </style:style>
    <style:style style:name="P3" style:family="paragraph" style:parent-style-name="Standard">
      <style:text-properties officeooo:rsid="0012d279" officeooo:paragraph-rsid="0012d279"/>
    </style:style>
    <style:style style:name="P4" style:family="paragraph" style:parent-style-name="Standard">
      <style:text-properties officeooo:rsid="0013f4d0" officeooo:paragraph-rsid="0013f4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2"/>GNU nano 2.2.6 <text:s text:c="37"/>Fichero: examen.txt <text:s text:c="71"/>Modificado <text:s/></text:p>
      <text:p text:style-name="P4"></text:p>
      <text:p text:style-name="P4">dpkg -i</text:p>
      <text:p text:style-name="P4"></text:p>
      <text:p text:style-name="P4"></text:p>
      <text:p text:style-name="P4">12-comando para listar redes inalambricas.</text:p>
      <text:p text:style-name="P4">iwconfig</text:p>
      <text:p text:style-name="P4"></text:p>
      <text:p text:style-name="P4"></text:p>
      <text:p text:style-name="P4">13- Como agregamos el usuario y gestionamos el cambio de contraseña</text:p>
      <text:p text:style-name="P4">add user usuario</text:p>
      <text:p text:style-name="P4">aptitude install <text:s/>sudo</text:p>
      <text:p text:style-name="P4"></text:p>
      <text:p text:style-name="P4"></text:p>
      <text:p text:style-name="P4">14-crear un carpeta canaima-semilla, copiar un sabor desde primera-base</text:p>
      <text:p text:style-name="P4"><text:s text:c="2"/>llamarlo con el nombre de ustedes, editarlo todos los perfil personalizado.</text:p>
      <text:p text:style-name="P4"><text:s text:c="3"/>subir dicha carpeta a github.</text:p>
      <text:p text:style-name="P4"><text:s text:c="3"/>- agregar un txt, con los pasos para ejecutar la creacion de la .iso</text:p>
      <text:p text:style-name="P4"></text:p>
      <text:p text:style-name="P4">mkdir canaima-semilla</text:p>
      <text:p text:style-name="P4"></text:p>
      <text:p text:style-name="P4">cd /usr/share/canaima-semilla</text:p>
      <text:p text:style-name="P4">nano profileconf para editar el sabor</text:p>
      <text:p text:style-name="P4">cp -R/usr/share/canaima-semilla/profiles/primera-base/ . <text:s/></text:p>
      <text:p text:style-name="P4"></text:p>
      <text:p text:style-name="P4"></text:p>
      <text:p text:style-name="P4">15- donde se modifican los repositorios en debian,</text:p>
      <text:p text:style-name="P4"></text:p>
      <text:p text:style-name="P4"><text:s text:c="3"/>- cuales son los pasos para ejecutar un repositorio nuevo.</text:p>
      <text:p text:style-name="P4"></text:p>
      <text:p text:style-name="P4">deb http://ftp.debian.org/debian stable main contrib non-free</text:p>
      <text:p text:style-name="P4"></text:p>
      <text:p text:style-name="P4">nano /etc/apt/source.list</text:p>
      <text:p text:style-name="P4"></text:p>
      <text:p text:style-name="P4">16- Las particiones de un disco fisico se nombran mediante el nombre de dispositivo y el</text:p>
      <text:p text:style-name="P4">número de partición:</text:p>
      <text:p text:style-name="P4"></text:p>
      <text:p text:style-name="P4"></text:p>
      <text:p text:style-name="P4">usando el comando fdisk -l</text:p>
      <text:p text:style-name="P4"></text:p>
      <text:p text:style-name="P4"></text:p>
      <text:p text:style-name="P4">^G Ver ayuda <text:s text:c="13"/>^O Guardar <text:s text:c="15"/>^R Leer Fich <text:s text:c="13"/>^Y Pág Ant <text:s text:c="15"/>^K CortarTxt <text:s text:c="13"/>^C Pos actual</text:p>
      <text:p text:style-name="P4">^X Salir <text:s text:c="17"/>^J Justificar <text:s text:c="12"/>^W Buscar <text:s text:c="16"/>^V Pág Sig <text:s text:c="15"/>^U PegarTxt <text:s text:c="14"/>^T Ortografía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14:53:15.534028113</meta:creation-date>
    <dc:date>2014-08-01T15:37:54.026697427</dc:date>
    <meta:editing-duration>PT44M12S</meta:editing-duration>
    <meta:editing-cycles>5</meta:editing-cycles>
    <meta:generator>LibreOffice/4.1.0.4$Linux_x86 LibreOffice_project/410m0$Build-4</meta:generator>
    <meta:document-statistic meta:table-count="0" meta:image-count="0" meta:object-count="0" meta:page-count="1" meta:paragraph-count="43" meta:word-count="162" meta:character-count="1375" meta:non-whitespace-character-count="925"/>
  </office:meta>
</office:document-meta>
</file>